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AHB (Not Another Hero’s Book) – Projet Fullstack</text:h>
      <text:h text:style-name="Heading_20_2" text:outline-level="2">1. Description du projet</text:h>
      <text:p text:style-name="Text_20_body">NAHB est une application web de type <text:span text:style-name="Strong_20_Emphasis">“livre dont vous êtes le héros”</text:span>.<text:line-break/>Elle permet à des auteurs de créer des histoires interactives composées de pages et de choix, et à des lecteurs de parcourir ces histoires et d’atteindre différentes fins.</text:p>
      <text:list text:style-name="L1">
        <text:list-item>
          <text:p text:style-name="P1">Les utilisateurs peuvent être <text:span text:style-name="Strong_20_Emphasis">auteurs</text:span> et/ou <text:span text:style-name="Strong_20_Emphasis">lecteurs</text:span>.</text:p>
        </text:list-item>
        <text:list-item>
          <text:p text:style-name="P1">Le projet comprend un <text:span text:style-name="Strong_20_Emphasis">backend en Node.js/Express</text:span>, une <text:span text:style-name="Strong_20_Emphasis">base de données MySQL via Prisma</text:span>, et un <text:span text:style-name="Strong_20_Emphasis">frontend en React</text:span>.</text:p>
        </text:list-item>
      </text:list>
      <text:p text:style-name="Horizontal_20_Line"/>
      <text:h text:style-name="Heading_20_2" text:outline-level="2">2. Backend – API Endpoints</text:h>
      <text:h text:style-name="Heading_20_3" text:outline-level="3">2.1 Authentification</text:h>
      <text:list text:style-name="L2">
        <text:list-item>
          <text:p text:style-name="P2"><text:span text:style-name="Strong_20_Emphasis">POST /auth/register</text:span> → Inscription d’un utilisateur</text:p>
        </text:list-item>
        <text:list-item>
          <text:p text:style-name="P2"><text:span text:style-name="Strong_20_Emphasis">POST /auth/login</text:span> → Connexion d’un utilisateur</text:p>
        </text:list-item>
        <text:list-item>
          <text:p text:style-name="P2"><text:span text:style-name="Strong_20_Emphasis">POST /auth/logout</text:span> → Déconnexion (si nécessaire)</text:p>
        </text:list-item>
      </text:list>
      <text:p text:style-name="Horizontal_20_Line"/>
      <text:h text:style-name="Heading_20_3" text:outline-level="3">2.2 Gestion des histoires (Auteur)</text:h>
      <text:list text:style-name="L3">
        <text:list-item>
          <text:p text:style-name="P3"><text:span text:style-name="Strong_20_Emphasis">POST /author/stories</text:span> → Créer une nouvelle histoire</text:p>
        </text:list-item>
        <text:list-item>
          <text:p text:style-name="P3"><text:span text:style-name="Strong_20_Emphasis">GET /author/stories</text:span> → Récupérer toutes les histoires de l’auteur</text:p>
        </text:list-item>
        <text:list-item>
          <text:p text:style-name="P3"><text:span text:style-name="Strong_20_Emphasis">GET /author/stories/:id</text:span> → Récupérer une histoire spécifique</text:p>
        </text:list-item>
        <text:list-item>
          <text:p text:style-name="P3"><text:span text:style-name="Strong_20_Emphasis">PATCH /author/stories/:id</text:span> → Modifier une histoire</text:p>
        </text:list-item>
        <text:list-item>
          <text:p text:style-name="P3"><text:span text:style-name="Strong_20_Emphasis">DELETE /author/stories/:id</text:span> → Supprimer une histoire</text:p>
        </text:list-item>
      </text:list>
      <text:h text:style-name="Heading_20_4" text:outline-level="4">Pages / Scènes</text:h>
      <text:list text:style-name="L4">
        <text:list-item>
          <text:p text:style-name="P4"><text:span text:style-name="Strong_20_Emphasis">POST /author/stories/:storyId/pages</text:span> → Ajouter une page à une histoire</text:p>
        </text:list-item>
        <text:list-item>
          <text:p text:style-name="P4"><text:span text:style-name="Strong_20_Emphasis">PATCH /author/stories/pages/:pageId</text:span> → Modifier une page</text:p>
        </text:list-item>
        <text:list-item>
          <text:p text:style-name="P4"><text:span text:style-name="Strong_20_Emphasis">DELETE /author/stories/pages/:pageId</text:span> → Supprimer une page</text:p>
        </text:list-item>
      </text:list>
      <text:h text:style-name="Heading_20_4" text:outline-level="4">Choix</text:h>
      <text:list text:style-name="L5">
        <text:list-item>
          <text:p text:style-name="P5"><text:span text:style-name="Strong_20_Emphasis">POST /author/stories/pages/:fromPageId/choices</text:span> → Ajouter un choix depuis une page</text:p>
        </text:list-item>
        <text:list-item>
          <text:p text:style-name="P5"><text:span text:style-name="Strong_20_Emphasis">PATCH /author/stories/pages/choices/:choiceId</text:span> → Modifier un choix</text:p>
        </text:list-item>
        <text:list-item>
          <text:p text:style-name="P5"><text:span text:style-name="Strong_20_Emphasis">DELETE /author/stories/pages/choices/:choiceId</text:span> → Supprimer un choix</text:p>
        </text:list-item>
      </text:list>
      <text:p text:style-name="Horizontal_20_Line"><text:soft-page-break/></text:p>
      <text:h text:style-name="Heading_20_3" text:outline-level="3">2.3 Lecture d’une histoire (Lecteur)</text:h>
      <text:list text:style-name="L6">
        <text:list-item>
          <text:p text:style-name="P6"><text:span text:style-name="Strong_20_Emphasis">GET /reader/stories</text:span> → Lister toutes les histoires publiées</text:p>
        </text:list-item>
        <text:list-item>
          <text:p text:style-name="P6"><text:span text:style-name="Strong_20_Emphasis">GET /reader/stories/:storyId/pages/first</text:span> → Récupérer la première page d’une histoire</text:p>
        </text:list-item>
        <text:list-item>
          <text:p text:style-name="P6"><text:span text:style-name="Strong_20_Emphasis">GET /reader/stories/pages/:pageId</text:span> → Récupérer une page spécifique</text:p>
        </text:list-item>
        <text:list-item>
          <text:p text:style-name="P6"><text:span text:style-name="Strong_20_Emphasis">GET /reader/stories/pages/:pageId/choices</text:span> → Récupérer les choix d’une page</text:p>
        </text:list-item>
      </text:list>
      <text:h text:style-name="Heading_20_4" text:outline-level="4">Play / Progression</text:h>
      <text:list text:style-name="L7">
        <text:list-item>
          <text:p text:style-name="P7"><text:span text:style-name="Strong_20_Emphasis">POST /play</text:span> → Créer une progression pour une partie en cours</text:p>
        </text:list-item>
        <text:list-item>
          <text:p text:style-name="P7"><text:span text:style-name="Strong_20_Emphasis">PATCH /play/:progressId</text:span> → Mettre à jour la progression (changer de page)</text:p>
        </text:list-item>
      </text:list>
      <text:p text:style-name="Horizontal_20_Line"/>
      <text:h text:style-name="Heading_20_3" text:outline-level="3">2.4 Admin</text:h>
      <text:list text:style-name="L8">
        <text:list-item>
          <text:p text:style-name="P8"><text:span text:style-name="Strong_20_Emphasis">GET /admin/stories</text:span> → Voir toutes les histoires</text:p>
        </text:list-item>
        <text:list-item>
          <text:p text:style-name="P8"><text:span text:style-name="Strong_20_Emphasis">PATCH /admin/stories/:id/suspend</text:span> → Suspendre une histoire</text:p>
        </text:list-item>
        <text:list-item>
          <text:p text:style-name="P8"><text:span text:style-name="Strong_20_Emphasis">PATCH /admin/users/:id/ban</text:span> → Bannir un utilisateur</text:p>
        </text:list-item>
        <text:list-item>
          <text:p text:style-name="P8"><text:span text:style-name="Strong_20_Emphasis">GET /admin/stats</text:span> → Voir les statistiques globales</text:p>
        </text:list-item>
      </text:list>
      <text:p text:style-name="Horizontal_20_Line"/>
      <text:h text:style-name="Heading_20_2" text:outline-level="2">3. Frontend – Architecture</text:h>
      <text:h text:style-name="Heading_20_3" text:outline-level="3">3.1 Structure des dossiers</text:h>
      <text:list text:style-name="L9">
        <text:list-item>
          <text:p text:style-name="P9"><text:span text:style-name="Strong_20_Emphasis">pages/</text:span> → Contient toutes les pages de l’application (UI)</text:p>
          <text:list>
            <text:list-item>
              <text:p text:style-name="P9">Exemples : <text:span text:style-name="Source_20_Text">Home.jsx</text:span>, <text:span text:style-name="Source_20_Text">CreateStory.jsx</text:span>, <text:span text:style-name="Source_20_Text">StoryReader.jsx</text:span>, <text:span text:style-name="Source_20_Text">MyStories.jsx</text:span></text:p>
            </text:list-item>
            <text:list-item>
              <text:p text:style-name="P9">Rôle : afficher le contenu et gérer les interactions utilisateur</text:p>
            </text:list-item>
          </text:list>
        </text:list-item>
        <text:list-item>
          <text:p text:style-name="P9"><text:span text:style-name="Strong_20_Emphasis">services/</text:span> → Contient tous les appels à l’API</text:p>
          <text:list>
            <text:list-item>
              <text:p text:style-name="P9">Exemples : <text:span text:style-name="Source_20_Text">authService.js</text:span>, <text:span text:style-name="Source_20_Text">storyService.js</text:span>, <text:span text:style-name="Source_20_Text">playService.js</text:span></text:p>
            </text:list-item>
            <text:list-item>
              <text:p text:style-name="P9">Rôle : communiquer avec le backend pour login, inscription, création d’histoire, lecture, etc.</text:p>
            </text:list-item>
          </text:list>
        </text:list-item>
        <text:list-item>
          <text:p text:style-name="P9"><text:span text:style-name="Strong_20_Emphasis">context/</text:span> → Contient les contextes React</text:p>
          <text:list>
            <text:list-item>
              <text:p text:style-name="P9">Exemple : <text:span text:style-name="Source_20_Text">AuthContext.js</text:span></text:p>
            </text:list-item>
            <text:list-item>
              <text:p text:style-name="P9">Rôle : gérer et partager l’état de l’utilisateur connecté (login/logout) dans toute l’application</text:p>
            </text:list-item>
          </text:list>
        </text:list-item>
        <text:list-item>
          <text:p text:style-name="P9"><text:span text:style-name="Strong_20_Emphasis">components/</text:span> → Composants réutilisables (boutons, formulaires…)</text:p>
        </text:list-item>
        <text:list-item>
          <text:p text:style-name="P9"><text:soft-page-break/><text:span text:style-name="Strong_20_Emphasis">utils/</text:span> → Fonctions utilitaires (gestion de token, formatage…)</text:p>
        </text:list-item>
        <text:list-item>
          <text:p text:style-name="P9"><text:span text:style-name="Strong_20_Emphasis">App.jsx</text:span> → Point d’entrée React, configure les routes et la navigation</text:p>
        </text:list-item>
      </text:list>
      <text:p text:style-name="Horizontal_20_Line"/>
      <text:h text:style-name="Heading_20_3" text:outline-level="3">3.2 Services principaux</text:h>
      <text:list text:style-name="L10">
        <text:list-item>
          <text:p text:style-name="P10"><text:span text:style-name="Strong_20_Emphasis">apiClient.js</text:span> → Client Axios configuré pour communiquer avec le backend et ajouter automatiquement le token aux requêtes</text:p>
        </text:list-item>
        <text:list-item>
          <text:p text:style-name="P10"><text:span text:style-name="Strong_20_Emphasis">authService.js</text:span> → Fonctions pour <text:span text:style-name="Source_20_Text">login</text:span> et <text:span text:style-name="Source_20_Text">register</text:span></text:p>
        </text:list-item>
        <text:list-item>
          <text:p text:style-name="P10"><text:span text:style-name="Strong_20_Emphasis">storyService.js</text:span> → Fonctions pour créer, modifier, supprimer et récupérer les histoires</text:p>
        </text:list-item>
        <text:list-item>
          <text:p text:style-name="P10"><text:span text:style-name="Strong_20_Emphasis">playService.js</text:span> → Fonctions pour gérer la lecture et la progression des histoires</text:p>
        </text:list-item>
      </text:list>
      <text:p text:style-name="Horizontal_20_Line"/>
      <text:h text:style-name="Heading_20_3" text:outline-level="3">3.3 Context</text:h>
      <text:list text:style-name="L11">
        <text:list-item>
          <text:p text:style-name="P11"><text:span text:style-name="Strong_20_Emphasis">AuthContext.js</text:span> → Gère l’état de l’utilisateur connecté et fournit les fonctions <text:span text:style-name="Source_20_Text">login</text:span> et <text:span text:style-name="Source_20_Text">logout</text:span> à tous les composants</text:p>
        </text:list-item>
      </text:list>
      <text:p text:style-name="Horizontal_20_Line"/>
      <text:h text:style-name="Heading_20_2" text:outline-level="2">4. Fonctionnement global</text:h>
      <text:list text:style-name="L12">
        <text:list-item>
          <text:p text:style-name="P12">L’utilisateur se connecte ou s’inscrit via le frontend (AuthContext + authService).</text:p>
        </text:list-item>
        <text:list-item>
          <text:p text:style-name="P12">L’auteur peut créer des histoires (storyService) et ajouter pages et choix.</text:p>
        </text:list-item>
        <text:list-item>
          <text:p text:style-name="P12">Le lecteur peut parcourir les histoires publiées et faire des choix (playService).</text:p>
        </text:list-item>
        <text:list-item>
          <text:p text:style-name="P12">Le backend enregistre les parties jouées et la progression.</text:p>
        </text:list-item>
        <text:list-item>
          <text:p text:style-name="P12">L’admin peut gérer les utilisateurs et les histoires via les endpoints dédié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7:57:12.903570300</meta:creation-date>
    <dc:date>2025-11-30T18:15:57.848398100</dc:date>
    <meta:editing-duration>PT18M45S</meta:editing-duration>
    <meta:editing-cycles>1</meta:editing-cycles>
    <meta:generator>LibreOffice/25.8.2.2$Windows_X86_64 LibreOffice_project/d401f2107ccab8f924a8e2df40f573aab7605b6f</meta:generator>
    <meta:document-statistic meta:table-count="0" meta:image-count="0" meta:object-count="0" meta:page-count="3" meta:paragraph-count="64" meta:word-count="559" meta:character-count="3791" meta:non-whitespace-character-count="3341"/>
  </office:meta>
</office:document-meta>
</file>